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an’t rearrange remaining card order.</text:p>
          </table:table-cell>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n’t be used on enemy units</text:p>
          </table:table-cell>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2">
          <table:table-cell office:value-type="string" calcext:value-type="string">
            <text:p>Made Ta Fight</text:p>
          </table:table-cell>
          <table:table-cell office:value-type="string" calcext:value-type="string">
            <text:p>Orks</text:p>
          </table:table-cell>
          <table:table-cell office:value-type="string" calcext:value-type="string">
            <text:p>Yes</text:p>
          </table:table-cell>
          <table:table-cell/>
          <table:table-cell office:value-type="string" calcext:value-type="string">
            <text:p>Is stealing from The Emperor Protects; if you use tEP first, then you can’t choose that card for Made Ta Fight.</text:p>
          </table:table-cell>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Multiple crashes with Dire Mutation.</text:p>
          </table:table-cell>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1" calcext:value-type="float">
            <text:p>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 style:data-style-name="N2" text:time-value="20:23:36.867893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20T20:28:17.178970600</dc:date>
    <meta:editing-duration>P7DT16H18M37S</meta:editing-duration>
    <meta:editing-cycles>316</meta:editing-cycles>
    <meta:generator>LibreOffice/25.2.2.2$Windows_X86_64 LibreOffice_project/7370d4be9e3cf6031a51beef54ff3bda878e3fac</meta:generator>
    <meta:document-statistic meta:table-count="1" meta:cell-count="1356" meta:object-count="0"/>
  </office:meta>
</office:document-meta>
</file>